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9" style:family="paragraph" style:parent-style-name="Standard">
      <style:paragraph-properties fo:line-height="150%" fo:text-align="justify" style:justify-single-word="false" style:text-autospace="none"/>
    </style:style>
    <style:style style:name="P10" style:family="paragraph" style:parent-style-name="Standard">
      <style:paragraph-properties fo:line-height="150%" style:text-autospace="none"/>
    </style:style>
    <style:style style:name="P11"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12" style:family="paragraph" style:parent-style-name="Standard" style:master-page-name="MP0">
      <style:paragraph-properties fo:text-align="center" style:justify-single-word="false" style:page-number="auto" fo:break-before="page"/>
    </style:style>
    <style:style style:name="P13" style:family="paragraph" style:parent-style-name="Standard" style:list-style-name="L1">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14"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font-size="6pt" style:font-size-asian="6pt" style:font-size-complex="6pt"/>
    </style:style>
    <style:style style:name="T5" style:family="text">
      <style:text-properties fo:font-size="8pt" style:font-size-asian="8pt" style:font-size-complex="8pt"/>
    </style:style>
    <style:style style:name="T6" style:family="text">
      <style:text-properties fo:font-size="7pt" style:font-size-asian="7pt" style:font-size-complex="7pt"/>
    </style:style>
    <style:style style:name="T7" style:family="text">
      <style:text-properties fo:font-size="10pt" style:font-size-asian="10pt" style:font-size-complex="10pt"/>
    </style:style>
    <style:style style:name="T8" style:family="text">
      <style:text-properties style:font-name="Segoe UI"/>
    </style:style>
    <text:list-style style:name="L1">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8">Resumo</text:p>
      <text:p text:style-name="P8"/>
      <text:p text:style-name="P9"><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omo sendo um subconjunto de um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11">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6"><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 ou o Disco [], onde o usuário pode seguir links de um recurso para o outro navegando na Web de dados. Dessa forma, as requisições web são reescritas em consultas SQL usando o mapeamento. Essa tradução “on-the-fly” permite a publicação de grandes bases de dados no formato RDF e elimina a necessidade de replicação desses dados.</text:p>
      <text:p text:style-name="P9"><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foca na possível arquitetura do wrapper para o D2R e apresenta um estudo de caso. A seção 5 conclui o artigo apontando para atividades futuras de pesquisa.</text:p>
      <text:p text:style-name="P6"/>
      <text:p text:style-name="P11">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p text:style-name="P7"><text:tab/>Primeiro, criamos uma ontologia source <text:span text:style-name="T7">s</text:span> = (V<text:span text:style-name="T5">s</text:span>, C<text:span text:style-name="T5">s</text:span>), que modela os dados a serem publicados. Em seguida, escolhemos uma ontologia de domínio <text:span text:style-name="T7">d</text:span> = (V<text:span text:style-name="T5">d</text:span>, C<text:span text:style-name="T5">d</text:span>), que modela o domínio da aplicação. De fato, <text:span text:style-name="T7">d</text:span> pode ser uma combinação de ontologias cobrindo diferentes domínios. Depois criamos um mapeamento de <text:span text:style-name="T8">γ de </text:span><text:span text:style-name="T7">s </text:span><text:span text:style-name="T8">para </text:span><text:span text:style-name="T7">d</text:span>, onde <text:span text:style-name="T8">γ pode não ter todos os símbolos definidos em </text:span>V<text:span text:style-name="T5">d</text:span><text:span text:style-name="T8"> e gera uma ontologia exportada que é um subconjunto da ontologia de domínio. Por fim, a publicação da ontologia exportada, a qual pode ser feita de duas formas: virtual ou materializada. Na primeira não temos o problema de manter os dados atualizados.</text:span></text:p>
      <text:p text:style-name="P7"><text:span text:style-name="T8"><text:tab/>Nesse trabalho são abordados os problemas relativos ao último passo utilizando a forma </text:span><text:soft-page-break/><text:span text:style-name="T8">virtual para publicar os dados. É necessário encontrar formas de traduzir os mapeamentos de alto nível γ para a linguagem de mapeamento D2RM suportada pelo D2R Server. <text:s/></text:span></text:p>
      <text:p text:style-name="P11">3 Mapeamento D2RQ</text:p>
      <text:p text:style-name="P6">xxx</text:p>
      <text:p text:style-name="P7"/>
      <text:p text:style-name="P11">4 Solução Proposta</text:p>
      <text:list xml:id="list28654765" text:style-name="L1">
        <text:list-item>
          <text:list>
            <text:list-item>
              <text:p text:style-name="P13">Arquitetura</text:p>
            </text:list-item>
            <text:list-item>
              <text:p text:style-name="P13">Estudo de Caso</text:p>
            </text:list-item>
          </text:list>
        </text:list-item>
      </text:list>
      <text:p text:style-name="P7"/>
      <text:p text:style-name="P11">5 Conclusão</text:p>
      <text:p text:style-name="P10"><text:span text:style-name="Fonte_20_parág._20_padrão"><text:span text:style-name="T3">xx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4-21T09:58:35.90</dc:date>
    <meta:editing-cycles>7</meta:editing-cycles>
    <meta:editing-duration>PT01H40M01S</meta:editing-duration>
    <meta:document-statistic meta:table-count="0" meta:image-count="0" meta:object-count="0" meta:page-count="3" meta:paragraph-count="24" meta:word-count="845" meta:character-count="5200"/>
    <meta:template xlink:type="simple" xlink:actuate="onRequest" xlink:title="" xlink:href="../../../../../Downloads/Pré-Proposta.odt/Normal"/>
  </office:meta>
</office:document-meta>
</file>